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353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174.7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ed1c24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tCtrlESP3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style-name="Default" office:value-type="string" calcext:value-type="string">
            <text:p><text:s/>LCSC_PART_NUMBER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ANUFACTURER_PART_NUMBER</text:p>
          </table:table-cell>
        </table:table-row>
        <table:table-row table:style-name="ro1">
          <table:table-cell office:value-type="string" calcext:value-type="string">
            <text:p>Shunt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63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17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02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02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9k-19.5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40V &gt;2A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496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40V &gt;2A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496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40V &gt;2A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49654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7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office:value-type="string" calcext:value-type="string">
            <text:p>4A 5-22uH min DCR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39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XT_PWR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IPO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misc_footprints:BatteryHolder_Keystone_1042_1x18650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IPO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Wire:SolderWirePad_1x02_P5.08mm_Drill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0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3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4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5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UMP6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1WIRE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0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5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6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USTOM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CDC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Hall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ESP32:SR04M-2PinHeader_1x04_P2.54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OLAR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I2C1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PIO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JST:JST_EH_B5B-EH-A_1x05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U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://datasheets.maximintegrated.com/en/ds/DS18B20.pdf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s2438az+</text:p>
          </table:table-cell>
          <table:table-cell office:value-type="string" calcext:value-type="string">
            <text:p>misc_footprints:ds2438az&amp;plus_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W01</text:p>
          </table:table-cell>
          <table:table-cell office:value-type="string" calcext:value-type="string">
            <text:p>misc_footprints:SOT95P280X135-6N</text:p>
          </table:table-cell>
          <table:table-cell/>
          <table:table-cell office:value-type="string" calcext:value-type="string">
            <text:p>C14213</text:p>
          </table:table-cell>
          <table:table-cell table:number-columns-repeated="3"/>
          <table:table-cell office:value-type="string" calcext:value-type="string">
            <text:p>ic</text:p>
          </table:table-cell>
          <table:table-cell office:value-type="string" calcext:value-type="string">
            <text:p>DW0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d_esp32-wroom-32u_datasheet_en.pdf</text:p>
          </table:table-cell>
          <table:table-cell office:value-type="string" calcext:value-type="string">
            <text:p>C52957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8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sor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mps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84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P38690DT-3.3</text:p>
          </table:table-cell>
          <table:table-cell office:value-type="string" calcext:value-type="string">
            <text:p>ESP32:DPAK457P991X255-3N</text:p>
          </table:table-cell>
          <table:table-cell office:value-type="string" calcext:value-type="string">
            <text:p>IPC-7351B</text:p>
          </table:table-cell>
          <table:table-cell table:style-name="Default" office:value-type="string" calcext:value-type="string">
            <text:p>C10904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.5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D_SENS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OLAR_PWR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Q_PWR1</text:p>
          </table:table-cell>
          <table:table-cell office:value-type="string" calcext:value-type="string">
            <text:p>P-channel 50v 4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PWR2</text:p>
          </table:table-cell>
          <table:table-cell office:value-type="string" calcext:value-type="string">
            <text:p>P-channel 50v 4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PWR3</text:p>
          </table:table-cell>
          <table:table-cell office:value-type="string" calcext:value-type="string">
            <text:p>P-channel 50v 4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_PWR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OC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2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2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X1308</text:p>
          </table:table-cell>
          <table:table-cell office:value-type="string" calcext:value-type="string">
            <text:p>misc_footprints:SOT-23-6</text:p>
          </table:table-cell>
          <table:table-cell/>
          <table:table-cell office:value-type="string" calcext:value-type="string">
            <text:p>C7816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lantCtrlESP32.A1:PlantCtrlESP32.J16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2:51:39.846739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0T15:01:23.385068122</dc:date>
    <meta:editing-duration>PT2H22M16S</meta:editing-duration>
    <meta:editing-cycles>47</meta:editing-cycles>
    <meta:generator>LibreOffice/6.0.7.3$Linux_X86_64 LibreOffice_project/00m0$Build-3</meta:generator>
    <meta:document-statistic meta:table-count="1" meta:cell-count="770" meta:object-count="0"/>
  </office:meta>
</office:document-meta>
</file>